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6.262cm"/>
    </style:style>
    <style:style style:name="co4" style:family="table-column">
      <style:table-column-properties fo:break-before="auto" style:column-width="7.147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7.738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6.653cm"/>
    </style:style>
    <style:style style:name="co11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ffffff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>
      <style:text-properties style:text-underline-style="non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s" fo:country="MX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5"/>
        <table:table-column table:style-name="co4" table:default-cell-style-name="ce17"/>
        <table:table-column table:style-name="co5" table:default-cell-style-name="ce24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0" office:value-type="string" calcext:value-type="string">
            <text:p>Variable</text:p>
          </table:table-cell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Fórmula / Método de Análisis</text:p>
          </table:table-cell>
          <table:table-cell table:style-name="ce10" office:value-type="string" calcext:value-type="string">
            <text:p>Impacto Económico / Nota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nálisis de Costos</text:p>
          </table:table-cell>
          <table:table-cell office:value-type="string" calcext:value-type="string">
            <text:p>Evaluación de los costos </text:p>
            <text:p>Asociados al negocio.</text:p>
          </table:table-cell>
          <table:table-cell office:value-type="string" calcext:value-type="string">
            <text:p>Suma de costos totales del </text:p>
            <text:p>Proyecto</text:p>
          </table:table-cell>
          <table:table-cell office:value-type="string" calcext:value-type="string">
            <text:p>Analizar y optimizar costo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ausa y Efecto</text:p>
          </table:table-cell>
          <table:table-cell office:value-type="string" calcext:value-type="string">
            <text:p>Identificación de situaciones</text:p>
            <text:p>Y su consecuencias </text:p>
          </table:table-cell>
          <table:table-cell office:value-type="string" calcext:value-type="string">
            <text:p>analizar las consecuencias de</text:p>
            <text:p>Diferentes efectos</text:p>
          </table:table-cell>
          <table:table-cell office:value-type="string" calcext:value-type="string">
            <text:p>Comprender factores que afectan el </text:p>
            <text:p>rendimiento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terés Simple</text:p>
          </table:table-cell>
          <table:table-cell office:value-type="string" calcext:value-type="string">
            <text:p>Cálculo de intereses en </text:p>
            <text:p>Analisis economico.</text:p>
          </table:table-cell>
          <table:table-cell table:style-name="ce18" office:value-type="string" calcext:value-type="string">
            <text:p>F/P = P [ n ( 1 + i ) ]</text:p>
          </table:table-cell>
          <table:table-cell office:value-type="string" calcext:value-type="string">
            <text:p>Realizar las estimaciones que </text:p>
            <text:p>puedan afectar las operacione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terés Compuesto</text:p>
          </table:table-cell>
          <table:table-cell office:value-type="string" calcext:value-type="string">
            <text:p><text:span text:style-name="T1">Cálculo de intereses en analisis </text:span></text:p>
            <text:p><text:span text:style-name="T1">Economico.</text:span></text:p>
          </table:table-cell>
          <table:table-cell table:style-name="ce18" office:value-type="string" calcext:value-type="string">
            <text:p>F/P = P [ ( 1 + i ) ^ n ]</text:p>
          </table:table-cell>
          <table:table-cell office:value-type="string" calcext:value-type="string">
            <text:p><text:span text:style-name="T1">Realizar las estimaciones que </text:span></text:p>
            <text:p><text:span text:style-name="T1">puedan afectar las operaciones</text:span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Tasa</text:p>
          </table:table-cell>
          <table:table-cell office:value-type="string" calcext:value-type="string">
            <text:p>Valor para hacer el analisis</text:p>
            <text:p>Economico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Analizar donde los cambios de taza</text:p>
            <text:p>Pueden afectar los proseso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Periodo</text:p>
          </table:table-cell>
          <table:table-cell office:value-type="string" calcext:value-type="string">
            <text:p>Tiempo de analisis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onto y Capital</text:p>
          </table:table-cell>
          <table:table-cell office:value-type="string" calcext:value-type="string">
            <text:p>Cálculo del monto total y capital</text:p>
            <text:p>Inicial necesario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Identificar el capital necesario para </text:p>
            <text:p>Poner en orden u operar la empres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ualidades</text:p>
          </table:table-cell>
          <table:table-cell office:value-type="string" calcext:value-type="string">
            <text:p>flujos de efectivo anuales</text:p>
          </table:table-cell>
          <table:table-cell table:style-name="ce18" office:value-type="string" calcext:value-type="string">
            <text:p>F/A= [ A ( 1 + i )^n – 1 ] / i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unto de Equilibrio</text:p>
          </table:table-cell>
          <table:table-cell office:value-type="string" calcext:value-type="string">
            <text:p>punto donde ingresos igualan</text:p>
            <text:p>Costos</text:p>
          </table:table-cell>
          <table:table-cell table:style-name="ce21" office:value-type="string" calcext:value-type="string">
            <text:p>Ingresos = Costos</text:p>
          </table:table-cell>
          <table:table-cell office:value-type="string" calcext:value-type="string">
            <text:p>Analizar posibles costos Innecesarios</text:p>
            <text:p>En el proyecto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epreciaciones</text:p>
          </table:table-cell>
          <table:table-cell office:value-type="string" calcext:value-type="string">
            <text:p>Cálculo de depreciación de </text:p>
            <text:p>Activos</text:p>
          </table:table-cell>
          <table:table-cell office:value-type="string" calcext:value-type="string">
            <text:p>Utilizar el método de depreciacion</text:p>
            <text:p>Aprovado por el gobienrno</text:p>
          </table:table-cell>
          <table:table-cell office:value-type="string" calcext:value-type="string">
            <text:p>Mantener actualizados los registros </text:p>
            <text:p>Contables y fiscales.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etiro y Reposiciones</text:p>
          </table:table-cell>
          <table:table-cell office:value-type="string" calcext:value-type="string">
            <text:p>Planificación de retiros y </text:p>
            <text:p>Reposiciones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Obtener el valor de recuperacion del </text:p>
            <text:p>activo y comprar equipo nuevo para </text:p>
            <text:p>Reemplazarlo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lternativas de Inversión</text:p>
          </table:table-cell>
          <table:table-cell office:value-type="string" calcext:value-type="string">
            <text:p>Evaluación de diferentes </text:p>
            <text:p>Opciones.</text:p>
          </table:table-cell>
          <table:table-cell office:value-type="string" calcext:value-type="string">
            <text:p>VPN, TIR, Análisis Costo-Beneficio</text:p>
          </table:table-cell>
          <table:table-cell office:value-type="string" calcext:value-type="string">
            <text:p>Comparar y seleccionar las opciónes </text:p>
            <text:p>Más rentables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ostos Operativos</text:p>
          </table:table-cell>
          <table:table-cell office:value-type="string" calcext:value-type="string">
            <text:p>análisis de los costos operativos</text:p>
            <text:p>Del negocio</text:p>
          </table:table-cell>
          <table:table-cell office:value-type="string" calcext:value-type="string">
            <text:p>Suma de costos</text:p>
          </table:table-cell>
          <table:table-cell office:value-type="string" calcext:value-type="string">
            <text:p>Identificar áreas de mejora en </text:p>
            <text:p>Eficiencia y reducción de costo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iagnósticos de Operaciones</text:p>
          </table:table-cell>
          <table:table-cell office:value-type="string" calcext:value-type="string">
            <text:p>Evaluación del rendimiento </text:p>
            <text:p>Operativo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Implementar mejoras basadas en </text:p>
            <text:p>Diagnósticos operativos</text:p>
          </table:table-cell>
          <table:table-cell/>
        </table:table-row>
        <table:table-row table:style-name="ro4">
          <table:table-cell/>
          <table:table-cell table:style-name="ce12" office:value-type="string" calcext:value-type="string">
            <text:p>Escenarios de Incertidumbre</text:p>
          </table:table-cell>
          <table:table-cell table:style-name="ce16" office:value-type="string" calcext:value-type="string">
            <text:p>Consideración de posibles </text:p>
            <text:p>Situaciones de riesgo</text:p>
          </table:table-cell>
          <table:table-cell table:style-name="ce23" office:value-type="string" calcext:value-type="string">
            <text:p>Análisis de riesgos</text:p>
          </table:table-cell>
          <table:table-cell table:style-name="ce26" office:value-type="string" calcext:value-type="string">
            <text:p>Desarrollar estrategias para mitigar </text:p>
            <text:p>Impactos negativos.</text:p>
          </table:table-cell>
          <table:table-cell/>
        </table:table-row>
      </table:table>
      <table:table table:name="Hoja1" table:style-name="ta1">
        <table:shapes>
          <draw:frame draw:z-index="0" draw:name="Objeto incrustado (OLE) 1" draw:style-name="gr1" draw:text-style-name="P1" svg:width="3.739cm" svg:height="1.198cm" svg:x="21.678cm" svg:y="4.77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o incrustado (OLE) 3" draw:style-name="gr1" draw:text-style-name="P1" svg:width="2.386cm" svg:height="0.508cm" svg:x="22.544cm" svg:y="7.12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scripción</text:p>
          </table:table-cell>
          <table:table-cell table:style-name="ce5" office:value-type="string" calcext:value-type="string">
            <text:p>Valor / Escenario Propuesto</text:p>
          </table:table-cell>
          <table:table-cell table:style-name="ce1" office:value-type="string" calcext:value-type="string">
            <text:p>Fórmula / Método de Análisis</text:p>
          </table:table-cell>
          <table:table-cell office:value-type="string" calcext:value-type="string">
            <text:p>Impacto Económico / Notas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ostos de Desarrollo</text:p>
          </table:table-cell>
          <table:table-cell office:value-type="string" calcext:value-type="string">
            <text:p>Mantener dentro del presupuesto asignado.</text:p>
          </table:table-cell>
          <table:table-cell office:value-type="string" calcext:value-type="string">
            <text:p>Evitar gastos excesivos durante el </text:p>
            <text:p>Desarrollo</text:p>
          </table:table-cell>
          <table:table-cell office:value-type="string" calcext:value-type="string">
            <text:p>Sumar todos los costos de desarrollo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ostos de Lanzamiento</text:p>
          </table:table-cell>
          <table:table-cell office:value-type="string" calcext:value-type="string">
            <text:p><text:span text:style-name="T2">Mantener</text:span> dentro del presupuesto asignado.</text:p>
          </table:table-cell>
          <table:table-cell table:style-name="ce33" office:value-type="string" calcext:value-type="string">
            <text:p><text:span text:style-name="T4">Evitar gastos excesivos durante el </text:span></text:p>
            <text:p><text:span text:style-name="T4">Lanzamiento</text:span></text:p>
          </table:table-cell>
          <table:table-cell office:value-type="string" calcext:value-type="string">
            <text:p>Sumar todos los costos del lanzamiento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Costos de Mantenimiento</text:p>
          </table:table-cell>
          <table:table-cell office:value-type="string" calcext:value-type="string">
            <text:p>Mantener los costos lo mas bajo posible</text:p>
          </table:table-cell>
          <table:table-cell office:value-type="string" calcext:value-type="string">
            <text:p><text:span text:style-name="T4">Evitar gastos excesivos durante el </text:span></text:p>
            <text:p><text:span text:style-name="T4">Mantenimiento</text:span></text:p>
          </table:table-cell>
          <table:table-cell office:value-type="string" calcext:value-type="string">
            <text:p>Sumar todos los costos del lanzamiento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Tasa de Interés</text:p>
          </table:table-cell>
          <table:table-cell office:value-type="string" calcext:value-type="string">
            <text:p>Minimizar el efecto de la inversión en el</text:p>
            <text:p>Costo del proyecto</text:p>
          </table:table-cell>
          <table:table-cell office:value-type="string" calcext:value-type="string">
            <text:p>Buscar tasas de intereses bajas para</text:p>
            <text:p>los prestamos</text:p>
          </table:table-cell>
          <table:table-cell office:value-type="string" calcext:value-type="string">
            <text:p>Definido por el préstamo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Pagos Recurrentes</text:p>
          </table:table-cell>
          <table:table-cell office:value-type="string" calcext:value-type="string">
            <text:p>Minimizar el costo de las operaciones al</text:p>
            <text:p>minimo sin afectar la calidad del servicio</text:p>
          </table:table-cell>
          <table:table-cell office:value-type="string" calcext:value-type="string">
            <text:p>Identificar gastos innecesarios que se</text:p>
            <text:p>Realicen de manera recurrente</text:p>
          </table:table-cell>
          <table:table-cell table:style-name="ce19"/>
          <table:table-cell table:number-columns-repeated="3"/>
        </table:table-row>
        <table:table-row table:style-name="ro9">
          <table:table-cell/>
          <table:table-cell office:value-type="string" calcext:value-type="string">
            <text:p>Punto de Equilibrio</text:p>
          </table:table-cell>
          <table:table-cell office:value-type="string" calcext:value-type="string">
            <text:p>Mantener igual el costo de operaciones</text:p>
            <text:p>Al de ingresos</text:p>
          </table:table-cell>
          <table:table-cell table:style-name="ce13" office:value-type="string" calcext:value-type="string">
            <text:p>Analizar posibles costos innecesarios</text:p>
            <text:p>en el proyecto</text:p>
          </table:table-cell>
          <table:table-cell office:value-type="string" calcext:value-type="string">
            <text:p>Ingresos = Costos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Depreciación</text:p>
          </table:table-cell>
          <table:table-cell table:style-name="ce13" office:value-type="string" calcext:value-type="string">
            <text:p><text:span text:style-name="T3">Llevar control de la depreciacion de los</text:span></text:p>
            <text:p><text:span text:style-name="T3">activos</text:span></text:p>
          </table:table-cell>
          <table:table-cell office:value-type="string" calcext:value-type="string">
            <text:p>Mantener actualizados los registros </text:p>
            <text:p>Contables y fiscales.</text:p>
          </table:table-cell>
          <table:table-cell table:number-columns-repeated="3"/>
          <table:table-cell table:style-name="ce6"/>
        </table:table-row>
        <table:table-row table:style-name="ro10">
          <table:table-cell/>
          <table:table-cell office:value-type="string" calcext:value-type="string">
            <text:p>Reposición</text:p>
          </table:table-cell>
          <table:table-cell office:value-type="string" calcext:value-type="string">
            <text:p>Evaluación del momento adecuado para</text:p>
            <text:p>Reemplazar activos.</text:p>
          </table:table-cell>
          <table:table-cell office:value-type="string" calcext:value-type="string">
            <text:p>Obtener el valor de recuperacion del </text:p>
            <text:p>activo y comprar equipo nuevo para </text:p>
            <text:p>Reemplazarlo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style-name="ce9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022P0" style:volatile="true" number:language="en" number:country="US" number:automatic-order="true">
      <number:currency-symbol/>
      <number:number number:decimal-places="0" number:min-decimal-places="0" number:min-integer-digits="1" number:grouping="true"/>
    </number:currency-style>
    <number:currency-style style:name="N10022" number:language="en" number:country="US" number:automatic-order="true">
      <style:text-properties fo:color="#ff0000"/>
      <number:text>-</number:text>
      <number:currency-symbol/>
      <number:number number:decimal-places="0" number:min-decimal-places="0" number:min-integer-digits="1" number:grouping="true"/>
      <style:map style:condition="value()&gt;=0" style:apply-style-name="N100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0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3:20:13.932588807</meta:creation-date>
    <dc:date>2024-02-25T17:42:07.587335380</dc:date>
    <meta:editing-duration>PT1H38M23S</meta:editing-duration>
    <meta:editing-cycles>18</meta:editing-cycles>
    <meta:generator>LibreOffice/7.3.7.2$Linux_X86_64 LibreOffice_project/30$Build-2</meta:generator>
    <meta:document-statistic meta:table-count="2" meta:cell-count="99" meta:object-count="2"/>
  </office:meta>
</office:document-meta>
</file>

<file path=Object 1/content.xml><?xml version="1.0" encoding="utf-8"?>
<math xmlns="http://www.w3.org/1998/Math/MathML" display="block">
  <semantics>
    <mrow>
      <mrow>
        <mrow>
          <mi>F</mi>
          <mo stretchy="false">/</mo>
          <mi>A</mi>
        </mrow>
        <mo stretchy="false">=</mo>
        <mi>A</mi>
      </mrow>
      <mrow>
        <mo fence="true" form="prefix" stretchy="true">[</mo>
        <mrow>
          <mfrac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i</mi>
                    </mrow>
                  </mrow>
                  <mo fence="true" form="postfix" stretchy="false">)</mo>
                </mrow>
                <mi>n</mi>
              </msup>
              <mo stretchy="false">−</mo>
              <mn>1</mn>
            </mrow>
            <mi>i</mi>
          </mfrac>
        </mrow>
        <mo fence="true" form="postfix" stretchy="true">]</mo>
      </mrow>
    </mrow>
    <annotation encoding="StarMath 5.0">F/A = A left [ frac{(1+i)^n-1}{i} right ] </annotation>
  </semantics>
</math>
</file>

<file path=Object 2/content.xml><?xml version="1.0" encoding="utf-8"?>
<math xmlns="http://www.w3.org/1998/Math/MathML" display="block">
  <semantics>
    <mrow>
      <mrow>
        <mi>D</mi>
        <mo stretchy="false">=</mo>
        <mi>d</mi>
      </mrow>
      <mrow>
        <mo fence="true" form="prefix" stretchy="false">(</mo>
        <mrow>
          <mrow>
            <mi>P</mi>
            <mo stretchy="false">−</mo>
            <mi>S</mi>
          </mrow>
        </mrow>
        <mo fence="true" form="postfix" stretchy="false">)</mo>
      </mrow>
    </mrow>
    <annotation encoding="StarMath 5.0">D = d(P-S)</annotation>
  </semantics>
</math>
</file>